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simulator</text:span><text:span text:style-name="a454" text:class-names=""/></text:p>
          </draw:text-box>
          <svg:desc/>
        </draw:frame>
        <draw:frame draw:id="id64" presentation:style-name="a492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やったこと</text:span><text:span text:style-name="a458" text:class-names=""/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1" text:class-names="">シミュレータ書きました</text:span><text:span text:style-name="a462" text:class-names="">(10</text:span><text:span text:style-name="a463" text:class-names="">月</text:span><text:span text:style-name="a464" text:class-names="">)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7" text:class-names="">アセンブラ書きました</text:span><text:span text:style-name="a468" text:class-names="">(10</text:span><text:span text:style-name="a469" text:class-names="">月</text:span><text:span text:style-name="a470" text:class-names="">)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3" text:class-names="">三角関数ライブラリをアセンブリ実装しました</text:span><text:span text:style-name="a474" text:class-names="">(11</text:span><text:span text:style-name="a475" text:class-names="">月～</text:span><text:span text:style-name="a476" text:class-names="">2</text:span><text:span text:style-name="a477" text:class-names="">月</text:span><text:span text:style-name="a478" text:class-names="">)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1" text:class-names="">アーキテクチャの変更等に合わせて適時これらを修正、改良しました</text:span><text:span text:style-name="a482" text:class-names="">(11</text:span><text:span text:style-name="a483" text:class-names="">月～</text:span><text:span text:style-name="a484" text:class-names="">3</text:span><text:span text:style-name="a485" text:class-names="">月</text:span><text:span text:style-name="a486" text:class-names="">)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/></text:p>
                  </text:list-item>
                </text:list>
              </text:list-item>
            </text:list>
          </draw:text-box>
          <svg:desc/>
        </draw:frame>
      </draw:page>
      <draw:page draw:name="Slide3" draw:style-name="a493" draw:master-page-name="Master1-Layout2-obj-タイトルとコンテンツ" presentation:presentation-page-layout-name="Master1-PPL2">
        <draw:frame draw:id="id65" presentation:style-name="a497" draw:name="タイトル 1" svg:x="0.5in" svg:y="0.30035in" svg:width="9in" svg:height="1.25in" presentation:class="title" presentation:placeholder="false">
          <draw:text-box>
            <text:p text:style-name="a496" text:class-names="" text:cond-style-name=""><text:span text:style-name="a494" text:class-names="">シミュレータの機能</text:span><text:span text:style-name="a495" text:class-names=""/></text:p>
          </draw:text-box>
          <svg:desc/>
        </draw:frame>
        <draw:frame draw:id="id66" presentation:style-name="a539" draw:name="コンテンツ プレースホルダ 2" svg:x="0.5in" svg:y="1.75in" svg:width="9in" svg:height="4.91371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CLI</text:span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デバッグ機能</text:span><text:span text:style-name="a502" text:class-names=""/></text:p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5" text:class-names="">Step</text:span><text:span text:style-name="a506" text:class-names="">実行</text:span><text:span text:style-name="a507" text:class-names="">,<text:s text:c="1"/></text:span><text:span text:style-name="a508" text:class-names="">条件停止ぐらい</text:span><text:span text:style-name="a509" text:class-names=""/></text:p>
                  </text:list-item>
                </text:list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統計機能</text:span><text:span text:style-name="a513" text:class-names=""/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6" text:class-names="">総実行命令数</text:span><text:span text:style-name="a517" text:class-names=""/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0" text:class-names="">命令毎の実行回数、命令番地毎の実行回数</text:span><text:span text:style-name="a521" text:class-names=""/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4" text:class-names="">分岐成立</text:span><text:span text:style-name="a525" text:class-names="">/</text:span><text:span text:style-name="a526" text:class-names="">不成立の回数</text:span><text:span text:style-name="a527" text:class-names=""/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0" text:class-names="">メモリの</text:span><text:span text:style-name="a531" text:class-names="">store/load</text:span><text:span text:style-name="a532" text:class-names="">回数</text:span><text:span text:style-name="a533" text:class-names=""/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3/3/4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13/3/4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3/3/4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13/3/4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3/3/4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13/3/4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13/3/4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13/3/4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13/3/4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13/3/4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13/3/4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13/3/4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imulator</dc:title>
    <meta:initial-creator>yukisoma</meta:initial-creator>
    <dc:creator>相馬悠紀</dc:creator>
    <meta:creation-date>2013-03-04T07:11:28Z</meta:creation-date>
    <dc:date>2013-03-04T07:31:46Z</dc:date>
    <meta:editing-cycles>2</meta:editing-cycles>
    <meta:editing-duration>PT481S</meta:editing-duration>
    <meta:document-statistic meta:paragraph-count="15" meta:word-count="87"/>
  </office:meta>
</office:document-meta>
</file>